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4"/>
    <style:style style:name="P5" style:family="paragraph" style:parent-style-name="Standard" style:list-style-name="L2">
      <style:paragraph-properties fo:margin-left="0in" fo:margin-right="0in" fo:text-indent="0.0091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eiro Exercício Escolar de Compiladores 2012.1</text:p>
      <text:p text:style-name="Standard">Prof. Marcelo d'Amorim</text:p>
      <text:p text:style-name="Standard">Aluno: </text:p>
      <text:p text:style-name="Standard"/>
      <text:list xml:id="list2168515491" text:style-name="L3">
        <text:list-item>
          <text:p text:style-name="P2">(2.0) Associe cada tarefa abaixo a uma parte do front-end: (L) análise léxica, (S) sintática, e (C) contextual (semântica). Use (T) caso a tarefa se aplique a todas as partes e (N) caso não se aplique a nenhuma das partes.</text:p>
          <text:p text:style-name="P2"/>
        </text:list-item>
      </text:list>
      <text:p text:style-name="Standard"/>
      <text:p text:style-name="Standard">( <text:s text:c="2"/>) Verifica se número e ordem de parâmetros na chamada de uma função corresponde ao declarado na função</text:p>
      <text:p text:style-name="Standard">( <text:s text:c="2"/>) Reporta erros ao usuário</text:p>
      <text:p text:style-name="Standard">( <text:s text:c="2"/>) Lê e escreve na tabela de símbolos</text:p>
      <text:p text:style-name="Standard">( <text:s text:c="2"/>) Usa expressões regulares na sua descrição</text:p>
      <text:p text:style-name="Standard">( <text:s text:c="2"/>) Verifica se o “else” aparece sempre depois de um “if”</text:p>
      <text:p text:style-name="Standard">( <text:s text:c="2"/>) É responsável pela geração de código</text:p>
      <text:p text:style-name="Standard">( <text:s text:c="2"/>) Identifica o tipo de uma expressão </text:p>
      <text:p text:style-name="Standard">( <text:s text:c="2"/>) Realiza otimizações no código</text:p>
      <text:list xml:id="list2132851879" text:style-name="L2">
        <text:list-header>
          <text:p text:style-name="P1"/>
          <text:p text:style-name="P5"><text:span text:style-name="T1">Considere a BNF abaixo usada para descrever a gramática usada nas próximas questões</text:span>:</text:p>
        </text:list-header>
      </text:list>
      <text:p text:style-name="Standard"/>
      <text:p text:style-name="Standard">Program ::= Decls Stmts Expr </text:p>
      <text:p text:style-name="Standard">Decls ::= TypeDecl <text:span text:style-name="T1">;</text:span> Decls | TypeDecl</text:p>
      <text:p text:style-name="Standard">TypeDecl ::= Type <text:span text:style-name="T1">Id</text:span></text:p>
      <text:p text:style-name="Standard">Type ::= <text:span text:style-name="T1">int | float</text:span></text:p>
      <text:p text:style-name="Standard">Stmts ::= Stmt <text:span text:style-name="T1">;</text:span> Stmts | Stmt</text:p>
      <text:p text:style-name="Standard">Stmt ::= Assign </text:p>
      <text:p text:style-name="Standard">Assign ::= <text:span text:style-name="T1">Id</text:span> <text:span text:style-name="T1">= </text:span><text:span text:style-name="T2">Expr</text:span><text:span text:style-name="T1"> </text:span></text:p>
      <text:p text:style-name="P3">Expr ::= NumExpr</text:p>
      <text:p text:style-name="P3">NumExpr := BinNumExpr | <text:span text:style-name="T1">Number | ( </text:span>NumExp<text:span text:style-name="T1"> )</text:span></text:p>
      <text:p text:style-name="P3">BinNumExpr ::= NumExpr <text:span text:style-name="T1">Aop</text:span> NumExpr </text:p>
      <text:p text:style-name="Standard"/>
      <text:p text:style-name="Standard">Id, Number, e Aop são definidos pelas expressões regulares abaixo:</text:p>
      <text:p text:style-name="Standard"/>
      <text:p text:style-name="Standard">Id ::= [a-ZA-Z]+</text:p>
      <text:p text:style-name="Standard">Number ::= [0-9]+</text:p>
      <text:p text:style-name="Standard">Aop ::= '+' | '-' | '*' | '/'</text:p>
      <text:p text:style-name="Standard"/>
      <text:list xml:id="list2067636182" text:style-name="L4">
        <text:list-item>
          <text:p text:style-name="P4">(2.0) Quais característica(s) da gramática dificulta(m) a implementação de um Recursive-Descent Parser (RDP)? <text:s/>Identifique e explique.</text:p>
          <text:p text:style-name="P4"/>
        </text:list-item>
        <text:list-item>
          <text:p text:style-name="P4">(1.0) Estas modificações, por vezes, são trabalhosas e não triviais (questão abaixo sobre isto)! Que recurso outros tipos de parsers (não preditivos como o RDP) usam para reconhecer a gramática acima sem necessitar de modificações?</text:p>
          <text:p text:style-name="P4"/>
        </text:list-item>
        <text:list-item>
          <text:p text:style-name="P4">(2.0) Modifique a gramática acima para habilitar geração de recursive-descent parser.</text:p>
        </text:list-item>
      </text:list>
      <text:p text:style-name="Standard"/>
      <text:list xml:id="list1577192168" text:continue-numbering="true" text:style-name="L4">
        <text:list-item>
          <text:p text:style-name="P4">(1.0) Explique diferenças de uma árvore abstrata para uma árvore concreta. <text:s/>Mostre exemplo desta diferenças para uma árvore produzida a partir de um parser da BNF acima.</text:p>
          <text:p text:style-name="P4"/>
        </text:list-item>
        <text:list-item>
          <text:p text:style-name="P4">(2.0) Qual a relação entre gramática de atributos e visitors. <text:s/>Expliqu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d'Amorim</meta:initial-creator>
    <meta:creation-date>2012-05-11T08:33:39</meta:creation-date>
    <dc:date>2012-05-11T09:34:07</dc:date>
    <dc:creator>Marcelo d'Amorim</dc:creator>
    <meta:editing-duration>PT01H00M28S</meta:editing-duration>
    <meta:editing-cycles>24</meta:editing-cycles>
    <meta:generator>OpenOffice.org/3.2$Unix OpenOffice.org_project/320m18$Build-9502</meta:generator>
    <meta:document-statistic meta:table-count="0" meta:image-count="0" meta:object-count="0" meta:page-count="1" meta:paragraph-count="32" meta:word-count="325" meta:character-count="1881"/>
  </office:meta>
</office:document-meta>
</file>